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23cm" fo:min-width="8.4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6.698cm" fo:min-width="18.448cm" fo:padding-top="0.151cm" fo:padding-bottom="0.151cm" fo:padding-left="0.276cm" fo:padding-right="0.276cm" loext:decorative="false"/>
    </style:style>
    <style:style style:name="gr11" style:family="graphic">
      <style:graphic-properties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left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6.948cm" fo:min-width="18.448cm" fo:padding-top="0.151cm" fo:padding-bottom="0.151cm" fo:padding-left="0.276cm" fo:padding-right="0.276cm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8.4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svg:stroke-linecap="butt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Leds_control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3cm" svg:y1="5.277cm" svg:x2="19.53cm" svg:y2="5.527cm" draw:start-shape="id1" draw:start-glue-point="16" draw:end-shape="id1" draw:end-glue-point="17" svg:d="M19530 5277v250" svg:viewBox="0 0 1 251">
            <text:p/>
          </draw:connector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4" draw:text-style-name="P5" draw:layer="layout" svg:width="8.9cm" svg:height="0.679cm" svg:x="3.3cm" svg:y="6.98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LED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8.9cm" svg:height="1.032cm" svg:x="3.3cm" svg:y="7.668cm">
            <text:p text:style-name="P6"><text:span text:style-name="T3">led_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8.9cm" svg:height="1.781cm" svg:x="3.3cm" svg:y="8.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turn_on_led(led_name:str)</text:span></text:p>
            <text:p text:style-name="P6"><text:span text:style-name="T3">+ turn_off_led(led_name:str)</text:span></text:p>
            <text:p text:style-name="P6"><text:span text:style-name="T3">+ turn_off_all_leds()</text:span></text:p>
            <text:p text:style-name="P6"><text:span text:style-name="T3">+ control_blinking_led( led_name:str, cycle_time:i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7" draw:text-style-name="P5" draw:layer="layout" svg:width="7.5cm" svg:height="1.153cm" svg:x="12.4cm" svg:y="1.74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5cm" svg:height="0.599cm" svg:x="12.4cm" svg:y="2.89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_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8" draw:layer="layout" svg:x1="12.2cm" svg:y1="8.189cm" svg:x2="16.15cm" svg:y2="3.496cm" draw:start-shape="id2" draw:start-glue-point="16" draw:end-shape="id3" draw:end-glue-point="2" svg:d="M12200 8189h3950v-4693" svg:viewBox="0 0 3951 4694">
          <text:p/>
        </draw:connector>
        <draw:custom-shape draw:style-name="gr10" draw:text-style-name="P9" draw:layer="layout" svg:width="19cm" svg:height="7cm" svg:x="1cm" svg:y="6.25cm">
          <text:p/>
          <draw:enhanced-geometry svg:viewBox="0 0 21600 21600" draw:type="rectangle" draw:enhanced-path="M 0 0 L 21600 0 21600 21600 0 21600 0 0 Z N"/>
        </draw:custom-shape>
        <draw:g draw:style-name="gr1" xml:id="id4" draw:id="id4">
          <draw:g draw:style-name="gr11">
            <draw:polygon draw:style-name="gr12" draw:text-style-name="P12" draw:layer="layout" svg:width="6.432cm" svg:height="2.999cm" svg:x="1.864cm" svg:y="1.442cm" svg:viewBox="0 0 6433 3000" draw:points="0,0 4827,0 6433,546 6433,3000 0,3000">
              <text:p text:style-name="P10"><text:span text:style-name="T1">«led_name»</text:span></text:p>
              <text:p text:style-name="P11"><text:span text:style-name="T4">LED_PLAY = "LedPlay</text:span></text:p>
              <text:p text:style-name="P11"><text:span text:style-name="T4">LED_STOP = ”LedStop”</text:span></text:p>
              <text:p text:style-name="P11"><text:span text:style-name="T4">LED_PRESET1 = ”LedPreset1”</text:span></text:p>
              <text:p text:style-name="P11"><text:span text:style-name="T4">LED_PRESET2 = ”LedPreset2”</text:span></text:p>
              <text:p text:style-name="P11"><text:span text:style-name="T4">LED_PRESET3 = ”LedPreset3”</text:span></text:p>
            </draw:polygon>
            <draw:polygon draw:style-name="gr13" draw:text-style-name="P13" draw:layer="layout" svg:width="1.608cm" svg:height="0.545cm" svg:x="6.691cm" svg:y="1.442cm" svg:viewBox="0 0 1609 546" draw:points="0,0 1609,546 0,546">
              <text:p/>
            </draw:polygon>
          </draw:g>
        </draw:g>
        <draw:connector draw:style-name="gr14" draw:text-style-name="P8" draw:layer="layout" svg:x1="12.4cm" svg:y1="2.38cm" svg:x2="8.3cm" svg:y2="2.942cm" draw:start-shape="id3" draw:start-glue-point="15" draw:end-shape="id4" draw:end-glue-point="1" svg:d="M12400 2380h-2050v562h-2050" svg:viewBox="0 0 4101 563">
          <text:p/>
        </draw:connector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15" draw:text-style-name="P2" xml:id="id5" draw:id="id5" draw:layer="layout" svg:width="19cm" svg:height="1.25cm" svg:x="1cm" svg:y="14.2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4"><text:span text:style-name="T1">Hardware Abstraction Layer (HAL)</text:span></text:p>
            <draw:enhanced-geometry svg:viewBox="0 0 21600 21600" draw:type="rectangle" draw:enhanced-path="M 0 0 L 21600 0 21600 21600 0 21600 0 0 Z N"/>
          </draw:custom-shape>
          <draw:connector draw:style-name="gr16" draw:text-style-name="P3" draw:layer="layout" draw:type="line" svg:x1="19.53cm" svg:y1="14.527cm" svg:x2="19.53cm" svg:y2="14.777cm" draw:start-shape="id5" draw:start-glue-point="16" draw:end-shape="id5" draw:end-glue-point="17" svg:d="M19530 14527v250" svg:viewBox="0 0 1 251">
            <text:p/>
          </draw:connector>
        </draw:g>
        <draw:custom-shape draw:style-name="gr17" draw:text-style-name="P9" draw:layer="layout" svg:width="19cm" svg:height="7.25cm" svg:x="1cm" svg:y="15.5cm">
          <text:p/>
          <draw:enhanced-geometry svg:viewBox="0 0 21600 21600" draw:type="rectangle" draw:enhanced-path="M 0 0 L 21600 0 21600 21600 0 21600 0 0 Z N"/>
        </draw:custom-shape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8" draw:text-style-name="P5" draw:layer="layout" svg:width="8.9cm" svg:height="0.679cm" svg:x="9.6cm" svg:y="16.7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GPIO_Status_and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8.9cm" svg:height="1.255cm" svg:x="9.6cm" svg:y="17.395cm">
            <text:p text:style-name="P6"><text:span text:style-name="T3">LEDS</text:span></text:p>
            <text:p text:style-name="P6"><text:span text:style-name="T3">BUTT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7" draw:layer="layout" svg:width="8.9cm" svg:height="2.963cm" svg:x="9.6cm" svg:y="18.6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us(led_name:str)</text:span></text:p>
            <text:p text:style-name="P6"><text:span text:style-name="T3">+ get_button(button_name:str)</text:span></text:p>
            <text:p text:style-name="P6"><text:span text:style-name="T3">+ set_button_press_callback(button_name:str)</text:span></text:p>
            <text:p text:style-name="P6"><text:span text:style-name="T3">+ set_button_long_press_callback(button_name:str)</text:span></text:p>
            <text:p text:style-name="P6"><text:span text:style-name="T3">+ GPIO_config(): stati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1" draw:text-style-name="P8" draw:layer="layout" svg:x1="12.199cm" svg:y1="9.937cm" svg:x2="14.05cm" svg:y2="16.716cm" draw:start-shape="id2" draw:start-glue-point="12" draw:end-shape="id6" draw:end-glue-point="0" svg:d="M12199 9937h1851v6779" svg:viewBox="0 0 1852 67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08:38.433065600</meta:creation-date>
    <meta:editing-duration>PT2H1M34S</meta:editing-duration>
    <meta:editing-cycles>17</meta:editing-cycles>
    <meta:generator>LibreOffice/25.8.2.2$Windows_X86_64 LibreOffice_project/d401f2107ccab8f924a8e2df40f573aab7605b6f</meta:generator>
    <dc:date>2025-11-10T18:10:03.205298700</dc:date>
    <meta:document-statistic meta:object-count="26"/>
  </office:meta>
</office:document-meta>
</file>